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ource Code Pro" svg:font-family="'Source Code Pro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251bf7" officeooo:paragraph-rsid="00251bf7" style:font-size-asian="14pt" style:font-size-complex="14pt"/>
    </style:style>
    <style:style style:name="P2" style:family="paragraph" style:parent-style-name="Text_20_body">
      <style:text-properties fo:font-size="14pt" officeooo:rsid="0025e1d7" officeooo:paragraph-rsid="0025e1d7" style:font-size-asian="14pt" style:font-size-complex="14pt"/>
    </style:style>
    <style:style style:name="P3" style:family="paragraph" style:parent-style-name="Text_20_body">
      <style:text-properties fo:font-size="14pt" officeooo:rsid="002a7796" officeooo:paragraph-rsid="002a7796" style:font-size-asian="14pt" style:font-size-complex="14pt"/>
    </style:style>
    <style:style style:name="P4" style:family="paragraph" style:parent-style-name="Text_20_body">
      <style:text-properties officeooo:rsid="001f7e23" officeooo:paragraph-rsid="001f7e23"/>
    </style:style>
    <style:style style:name="P5" style:family="paragraph" style:parent-style-name="Heading_20_3">
      <style:text-properties officeooo:rsid="0020c99f" officeooo:paragraph-rsid="0020c99f"/>
    </style:style>
    <style:style style:name="P6" style:family="paragraph" style:parent-style-name="Heading_20_3">
      <style:text-properties officeooo:rsid="001f2abd" officeooo:paragraph-rsid="001f2abd"/>
    </style:style>
    <style:style style:name="P7" style:family="paragraph" style:parent-style-name="Heading_20_3">
      <style:text-properties officeooo:rsid="0045fc37" officeooo:paragraph-rsid="0045fc37"/>
    </style:style>
    <style:style style:name="P8" style:family="paragraph" style:parent-style-name="Heading_20_3">
      <style:text-properties officeooo:rsid="0059d279" officeooo:paragraph-rsid="0059d279"/>
    </style:style>
    <style:style style:name="P9" style:family="paragraph" style:parent-style-name="Heading_20_5">
      <style:text-properties officeooo:rsid="0049365a" officeooo:paragraph-rsid="0049365a"/>
    </style:style>
    <style:style style:name="P10" style:family="paragraph" style:parent-style-name="Heading_20_5">
      <style:text-properties officeooo:rsid="004ba27f" officeooo:paragraph-rsid="004ba27f"/>
    </style:style>
    <style:style style:name="P11" style:family="paragraph" style:parent-style-name="Text_20_body" style:list-style-name="L1">
      <style:text-properties fo:font-size="14pt" officeooo:rsid="002a7796" officeooo:paragraph-rsid="002a7796" style:font-size-asian="14pt" style:font-size-complex="14pt"/>
    </style:style>
    <style:style style:name="P12" style:family="paragraph" style:parent-style-name="Text_20_body" style:list-style-name="L2">
      <style:text-properties fo:font-size="14pt" style:font-size-asian="14pt" style:font-size-complex="14pt"/>
    </style:style>
    <style:style style:name="P13" style:family="paragraph" style:parent-style-name="Text_20_body" style:list-style-name="L2">
      <style:text-properties fo:font-size="14pt" officeooo:paragraph-rsid="001b019b" style:font-size-asian="14pt" style:font-size-complex="14pt"/>
    </style:style>
    <style:style style:name="P14" style:family="paragraph" style:parent-style-name="Text_20_body" style:list-style-name="L2">
      <style:text-properties fo:font-size="14pt" officeooo:paragraph-rsid="0024d052" style:font-size-asian="14pt" style:font-size-complex="14pt"/>
    </style:style>
    <style:style style:name="P15" style:family="paragraph" style:parent-style-name="Text_20_body" style:list-style-name="L2">
      <style:text-properties fo:font-size="14pt" officeooo:paragraph-rsid="0026a44f" style:font-size-asian="14pt" style:font-size-complex="14pt"/>
    </style:style>
    <style:style style:name="P16" style:family="paragraph" style:parent-style-name="Text_20_body" style:list-style-name="L2">
      <style:text-properties fo:font-size="14pt" officeooo:rsid="0034209c" officeooo:paragraph-rsid="0034209c" style:font-size-asian="14pt" style:font-size-complex="14pt"/>
    </style:style>
    <style:style style:name="P17" style:family="paragraph" style:parent-style-name="Text_20_body" style:list-style-name="L2">
      <style:text-properties fo:font-size="14pt" officeooo:rsid="002bd2b0" officeooo:paragraph-rsid="002bd2b0" style:font-size-asian="14pt" style:font-size-complex="14pt"/>
    </style:style>
    <style:style style:name="P18" style:family="paragraph" style:parent-style-name="Text_20_body" style:list-style-name="L2">
      <style:text-properties fo:font-size="14pt" officeooo:rsid="002816d4" officeooo:paragraph-rsid="002816d4" style:font-size-asian="14pt" style:font-size-complex="14pt"/>
    </style:style>
    <style:style style:name="P19" style:family="paragraph" style:parent-style-name="Text_20_body" style:list-style-name="L2">
      <style:text-properties fo:font-size="14pt" officeooo:rsid="00430168" officeooo:paragraph-rsid="00430168" style:font-size-asian="14pt" style:font-size-complex="14pt"/>
    </style:style>
    <style:style style:name="P20" style:family="paragraph" style:parent-style-name="Text_20_body" style:list-style-name="L2">
      <style:text-properties fo:font-size="14pt" fo:font-weight="normal" officeooo:rsid="002bd2b0" officeooo:paragraph-rsid="002bd2b0" style:font-size-asian="14pt" style:font-weight-asian="normal" style:font-size-complex="14pt" style:font-weight-complex="normal"/>
    </style:style>
    <style:style style:name="P21" style:family="paragraph" style:parent-style-name="Text_20_body" style:list-style-name="L3">
      <style:text-properties officeooo:rsid="0020c99f" officeooo:paragraph-rsid="0020c99f"/>
    </style:style>
    <style:style style:name="P22" style:family="paragraph" style:parent-style-name="Text_20_body" style:list-style-name="L3">
      <style:text-properties officeooo:rsid="0020c99f" officeooo:paragraph-rsid="00228508"/>
    </style:style>
    <style:style style:name="P23" style:family="paragraph" style:parent-style-name="Text_20_body" style:list-style-name="L7">
      <style:text-properties officeooo:rsid="0020c99f" officeooo:paragraph-rsid="0063fcd1"/>
    </style:style>
    <style:style style:name="P24" style:family="paragraph" style:parent-style-name="Text_20_body" style:list-style-name="L3">
      <style:paragraph-properties>
        <style:tab-stops>
          <style:tab-stop style:position="2.7307in"/>
        </style:tab-stops>
      </style:paragraph-properties>
      <style:text-properties officeooo:rsid="003d8c3f" officeooo:paragraph-rsid="003d8c3f"/>
    </style:style>
    <style:style style:name="P25" style:family="paragraph" style:parent-style-name="Text_20_body" style:list-style-name="L3">
      <style:paragraph-properties>
        <style:tab-stops>
          <style:tab-stop style:position="2.7307in"/>
        </style:tab-stops>
      </style:paragraph-properties>
      <style:text-properties officeooo:paragraph-rsid="003d8c3f"/>
    </style:style>
    <style:style style:name="P26" style:family="paragraph" style:parent-style-name="Text_20_body" style:list-style-name="L3">
      <style:text-properties officeooo:rsid="003b43c4" officeooo:paragraph-rsid="003b43c4"/>
    </style:style>
    <style:style style:name="P27" style:family="paragraph" style:parent-style-name="Text_20_body" style:list-style-name="L3">
      <style:text-properties officeooo:rsid="003b43c4" officeooo:paragraph-rsid="003c0835"/>
    </style:style>
    <style:style style:name="P28" style:family="paragraph" style:parent-style-name="Text_20_body" style:list-style-name="L3">
      <style:text-properties officeooo:rsid="002472cc" officeooo:paragraph-rsid="002472cc"/>
    </style:style>
    <style:style style:name="P29" style:family="paragraph" style:parent-style-name="Text_20_body" style:list-style-name="L7">
      <style:text-properties officeooo:rsid="002472cc" officeooo:paragraph-rsid="0063fcd1"/>
    </style:style>
    <style:style style:name="P30" style:family="paragraph" style:parent-style-name="Text_20_body" style:list-style-name="L3">
      <style:text-properties officeooo:rsid="004225b0" officeooo:paragraph-rsid="004225b0"/>
    </style:style>
    <style:style style:name="P31" style:family="paragraph" style:parent-style-name="Text_20_body" style:list-style-name="L7">
      <style:text-properties officeooo:rsid="004225b0" officeooo:paragraph-rsid="0063fcd1"/>
    </style:style>
    <style:style style:name="P32" style:family="paragraph" style:parent-style-name="Text_20_body" style:list-style-name="L4">
      <style:text-properties officeooo:rsid="001f2abd" officeooo:paragraph-rsid="001f2abd"/>
    </style:style>
    <style:style style:name="P33" style:family="paragraph" style:parent-style-name="Text_20_body">
      <style:text-properties officeooo:rsid="001f2abd" officeooo:paragraph-rsid="001f2abd"/>
    </style:style>
    <style:style style:name="P34" style:family="paragraph" style:parent-style-name="Text_20_body" style:list-style-name="L4">
      <style:text-properties officeooo:rsid="001f7e23" officeooo:paragraph-rsid="001f7e23"/>
    </style:style>
    <style:style style:name="P35" style:family="paragraph" style:parent-style-name="Text_20_body" style:list-style-name="L5">
      <style:text-properties officeooo:rsid="0045fc37" officeooo:paragraph-rsid="0045fc37"/>
    </style:style>
    <style:style style:name="P36" style:family="paragraph" style:parent-style-name="Text_20_body" style:list-style-name="L5">
      <style:text-properties fo:font-weight="bold" officeooo:rsid="0045fc37" officeooo:paragraph-rsid="0045fc37" style:font-weight-asian="bold" style:font-weight-complex="bold"/>
    </style:style>
    <style:style style:name="P37" style:family="paragraph" style:parent-style-name="Text_20_body" style:list-style-name="L5">
      <style:text-properties fo:font-weight="bold" officeooo:rsid="004ab3e9" officeooo:paragraph-rsid="004ab3e9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477315" officeooo:paragraph-rsid="004e90a0" style:font-weight-asian="bold" style:font-weight-complex="bold"/>
    </style:style>
    <style:style style:name="P39" style:family="paragraph" style:parent-style-name="Text_20_body">
      <style:text-properties fo:font-weight="bold" officeooo:rsid="004e90a0" officeooo:paragraph-rsid="0049365a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54c6af" officeooo:paragraph-rsid="0054c6af" style:font-weight-asian="bold" style:font-weight-complex="bold"/>
    </style:style>
    <style:style style:name="P41" style:family="paragraph" style:parent-style-name="Text_20_body" style:list-style-name="L5">
      <style:text-properties officeooo:rsid="004699c0" officeooo:paragraph-rsid="00500c26"/>
    </style:style>
    <style:style style:name="P42" style:family="paragraph" style:parent-style-name="Text_20_body" style:list-style-name="L5">
      <style:text-properties officeooo:rsid="004e90a0" officeooo:paragraph-rsid="00500c26"/>
    </style:style>
    <style:style style:name="P43" style:family="paragraph" style:parent-style-name="Text_20_body">
      <style:text-properties officeooo:rsid="004e90a0" officeooo:paragraph-rsid="00500c26"/>
    </style:style>
    <style:style style:name="P44" style:family="paragraph" style:parent-style-name="Text_20_body" style:list-style-name="L5">
      <style:text-properties officeooo:rsid="0049365a" officeooo:paragraph-rsid="0049365a"/>
    </style:style>
    <style:style style:name="P45" style:family="paragraph" style:parent-style-name="Text_20_body" style:list-style-name="L5">
      <style:text-properties officeooo:rsid="00477315" officeooo:paragraph-rsid="004e90a0"/>
    </style:style>
    <style:style style:name="P46" style:family="paragraph" style:parent-style-name="Text_20_body" style:list-style-name="L5">
      <style:text-properties officeooo:rsid="00477315" officeooo:paragraph-rsid="00477315"/>
    </style:style>
    <style:style style:name="P47" style:family="paragraph" style:parent-style-name="Text_20_body" style:list-style-name="L6">
      <style:text-properties officeooo:rsid="004d3f64" officeooo:paragraph-rsid="004d3f64"/>
    </style:style>
    <style:style style:name="P48" style:family="paragraph" style:parent-style-name="Text_20_body" style:list-style-name="L6">
      <style:text-properties fo:font-weight="normal" officeooo:rsid="004d3f64" officeooo:paragraph-rsid="004d3f64" style:font-weight-asian="normal" style:font-weight-complex="normal"/>
    </style:style>
    <style:style style:name="P49" style:family="paragraph" style:parent-style-name="Text_20_body" style:list-style-name="L5">
      <style:text-properties fo:font-weight="normal" officeooo:rsid="00513291" officeooo:paragraph-rsid="00513291" style:font-weight-asian="normal" style:font-weight-complex="normal"/>
    </style:style>
    <style:style style:name="P50" style:family="paragraph" style:parent-style-name="Text_20_body" style:list-style-name="L5">
      <style:text-properties officeooo:rsid="005396ad" officeooo:paragraph-rsid="005396ad"/>
    </style:style>
    <style:style style:name="P51" style:family="paragraph" style:parent-style-name="Text_20_body" style:list-style-name="L5">
      <style:text-properties officeooo:rsid="0054c6af" officeooo:paragraph-rsid="0054c6af"/>
    </style:style>
    <style:style style:name="P52" style:family="paragraph" style:parent-style-name="Text_20_body" style:list-style-name="L7">
      <style:text-properties officeooo:rsid="0059d279" officeooo:paragraph-rsid="0059d279"/>
    </style:style>
    <style:style style:name="P53" style:family="paragraph" style:parent-style-name="Text_20_body" style:list-style-name="L7">
      <style:text-properties officeooo:rsid="005a4ac8" officeooo:paragraph-rsid="005a4ac8"/>
    </style:style>
    <style:style style:name="P54" style:family="paragraph" style:parent-style-name="Text_20_body" style:list-style-name="L7">
      <style:text-properties officeooo:rsid="005b66fa" officeooo:paragraph-rsid="005b66fa"/>
    </style:style>
    <style:style style:name="P55" style:family="paragraph" style:parent-style-name="Text_20_body" style:list-style-name="L7">
      <style:text-properties officeooo:rsid="005ef0ea" officeooo:paragraph-rsid="005ef0ea"/>
    </style:style>
    <style:style style:name="P56" style:family="paragraph" style:parent-style-name="Text_20_body" style:list-style-name="L7">
      <style:text-properties officeooo:rsid="00603797" officeooo:paragraph-rsid="00603797"/>
    </style:style>
    <style:style style:name="P57" style:family="paragraph" style:parent-style-name="Text_20_body" style:list-style-name="L7">
      <style:text-properties officeooo:rsid="0063fcd1" officeooo:paragraph-rsid="0063fcd1"/>
    </style:style>
    <style:style style:name="T1" style:family="text">
      <style:text-properties officeooo:rsid="00103a44"/>
    </style:style>
    <style:style style:name="T2" style:family="text">
      <style:text-properties officeooo:rsid="0011bb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d052" style:font-weight-asian="bold" style:font-weight-complex="bold"/>
    </style:style>
    <style:style style:name="T5" style:family="text">
      <style:text-properties fo:font-weight="bold" officeooo:rsid="00103a44" style:font-weight-asian="bold" style:font-weight-complex="bold"/>
    </style:style>
    <style:style style:name="T6" style:family="text">
      <style:text-properties fo:font-weight="bold" officeooo:rsid="001ceb89" style:font-weight-asian="bold" style:font-weight-complex="bold"/>
    </style:style>
    <style:style style:name="T7" style:family="text">
      <style:text-properties fo:font-weight="bold" officeooo:rsid="004e90a0" style:font-weight-asian="bold" style:font-weight-complex="bold"/>
    </style:style>
    <style:style style:name="T8" style:family="text">
      <style:text-properties fo:font-weight="bold" officeooo:rsid="005caa98" style:font-weight-asian="bold" style:font-weight-complex="bold"/>
    </style:style>
    <style:style style:name="T9" style:family="text">
      <style:text-properties fo:font-weight="bold" officeooo:rsid="0040c210" style:font-weight-asian="bold" style:font-weight-complex="bold"/>
    </style:style>
    <style:style style:name="T10" style:family="text">
      <style:text-properties officeooo:rsid="0018dbef"/>
    </style:style>
    <style:style style:name="T11" style:family="text">
      <style:text-properties officeooo:rsid="001ceb89"/>
    </style:style>
    <style:style style:name="T12" style:family="text">
      <style:text-properties officeooo:rsid="00244503"/>
    </style:style>
    <style:style style:name="T13" style:family="text">
      <style:text-properties officeooo:rsid="0024d05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51bf7" style:font-weight-asian="normal" style:font-weight-complex="normal"/>
    </style:style>
    <style:style style:name="T16" style:family="text">
      <style:text-properties fo:font-weight="normal" officeooo:rsid="004ab3e9" style:font-weight-asian="normal" style:font-weight-complex="normal"/>
    </style:style>
    <style:style style:name="T17" style:family="text">
      <style:text-properties officeooo:rsid="0025e1d7"/>
    </style:style>
    <style:style style:name="T18" style:family="text">
      <style:text-properties officeooo:rsid="0026a44f"/>
    </style:style>
    <style:style style:name="T19" style:family="text">
      <style:text-properties officeooo:rsid="0030a62f"/>
    </style:style>
    <style:style style:name="T20" style:family="text">
      <style:text-properties officeooo:rsid="003b43c4"/>
    </style:style>
    <style:style style:name="T21" style:family="text">
      <style:text-properties officeooo:rsid="003c0835"/>
    </style:style>
    <style:style style:name="T22" style:family="text">
      <style:text-properties officeooo:rsid="003d8c3f"/>
    </style:style>
    <style:style style:name="T23" style:family="text">
      <style:text-properties fo:font-variant="normal" fo:text-transform="none" fo:color="#cbcbcb" loext:opacity="100%" fo:letter-spacing="normal" officeooo:rsid="003d8c3f"/>
    </style:style>
    <style:style style:name="T24" style:family="text">
      <style:text-properties fo:font-variant="normal" fo:text-transform="none" fo:color="#231b02" loext:opacity="100%" style:font-name="Source Code Pro" fo:font-size="10.5pt" fo:letter-spacing="normal" fo:font-style="normal" fo:font-weight="normal" loext:padding="0in" loext:border="none"/>
    </style:style>
    <style:style style:name="T25" style:family="text">
      <style:text-properties officeooo:rsid="003f0c1f"/>
    </style:style>
    <style:style style:name="T26" style:family="text">
      <style:text-properties officeooo:rsid="0049365a"/>
    </style:style>
    <style:style style:name="T27" style:family="text">
      <style:text-properties officeooo:rsid="00505dae"/>
    </style:style>
    <style:style style:name="T28" style:family="text">
      <style:text-properties officeooo:rsid="00521e5c"/>
    </style:style>
    <style:style style:name="T29" style:family="text">
      <style:text-properties officeooo:rsid="00555595"/>
    </style:style>
    <style:style style:name="T30" style:family="text">
      <style:text-properties officeooo:rsid="00572371"/>
    </style:style>
    <style:style style:name="T31" style:family="text">
      <style:text-properties officeooo:rsid="00588089"/>
    </style:style>
    <style:style style:name="T32" style:family="text">
      <style:text-properties officeooo:rsid="0040c210"/>
    </style:style>
    <style:style style:name="T33" style:family="text">
      <style:text-properties officeooo:rsid="0020c9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l of these work on a set of chars such as: cat+ will match:</text:p>
      <text:list xml:id="list2890822844" text:style-name="L1">
        <text:list-item>
          <text:p text:style-name="P11">cat, catt, catttt</text:p>
        </text:list-item>
      </text:list>
      <text:p text:style-name="P1">By default always Greedy Match <text:span text:style-name="T17">(find as many as can on a line)</text:span>.</text:p>
      <text:p text:style-name="P2">To use Lazy, append ? To the quantifier (*?, +?, {n,m}?), etc.<text:span text:style-name="T19"> </text:span></text:p>
      <text:list xml:id="list1126478609" text:style-name="L2">
        <text:list-item>
          <text:p text:style-name="P13">. – <text:span text:style-name="T10">Find any character</text:span></text:p>
        </text:list-item>
        <text:list-item>
          <text:p text:style-name="P13">* – <text:span text:style-name="T11">Previous </text:span><text:span text:style-name="T6">token or expression</text:span><text:span text:style-name="T11"> </text:span><text:span text:style-name="T3">zero or more</text:span><text:span text:style-name="T14"> </text:span><text:span text:style-name="T15">times</text:span></text:p>
          <text:list>
            <text:list-item>
              <text:p text:style-name="P16"><text:span text:style-name="T15">N</text:span><text:span text:style-name="T14">OTE: This means that abc* will only match abc</text:span></text:p>
            </text:list-item>
            <text:list-item>
              <text:p text:style-name="P17"><text:span text:style-name="T15">a* </text:span><text:span text:style-name="T14">will only match strings that have the “a” in them</text:span></text:p>
            </text:list-item>
            <text:list-item>
              <text:p text:style-name="P20">a* will only match “a” in “ba”</text:p>
            </text:list-item>
          </text:list>
        </text:list-item>
        <text:list-item>
          <text:p text:style-name="P14">+ – <text:span text:style-name="T13">Previous token of expression </text:span><text:span text:style-name="T4">one or more</text:span><text:span text:style-name="T13"> times</text:span></text:p>
        </text:list-item>
        <text:list-item>
          <text:p text:style-name="P13">? – <text:span text:style-name="T11">Previous token is optional, </text:span><text:span text:style-name="T5">zero or one</text:span><text:span text:style-name="T1"> </text:span><text:span text:style-name="T13">(</text:span><text:span text:style-name="T2">Lazy Match</text:span><text:span text:style-name="T13">)</text:span></text:p>
          <text:list>
            <text:list-item>
              <text:p text:style-name="P15">*? – Zero or more but stop after first match <text:span text:style-name="T13">(</text:span><text:span text:style-name="T2">Lazy Match </text:span><text:span text:style-name="T18">again</text:span><text:span text:style-name="T13">)</text:span></text:p>
            </text:list-item>
            <text:list-item>
              <text:p text:style-name="P18">+? - One or more but stop after first match (Lazy Match again).</text:p>
            </text:list-item>
          </text:list>
        </text:list-item>
        <text:list-item>
          <text:p text:style-name="P12">a|b – Match either “a” or “b”</text:p>
        </text:list-item>
        <text:list-item>
          <text:p text:style-name="P19">$ - End of line</text:p>
        </text:list-item>
        <text:list-item>
          <text:p text:style-name="P19">^ Beginning of line</text:p>
        </text:list-item>
        <text:list-item>
          <text:p text:style-name="P12">{N} – Exactly N number of times</text:p>
        </text:list-item>
        <text:list-item>
          <text:p text:style-name="P12">{N, } – N or more times</text:p>
        </text:list-item>
        <text:list-item>
          <text:p text:style-name="P12">{N,M} – Between N and M times</text:p>
        </text:list-item>
      </text:list>
      <text:h text:style-name="P5" text:outline-level="3">General Tokens</text:h>
      <text:list xml:id="list2660180519" text:style-name="L3">
        <text:list-item>
          <text:p text:style-name="P21">Refer to General Token for complete list <text:a xlink:type="simple" xlink:href="https://coderpad.io/blog/development/the-complete-guide-to-regular-expressions-regex/" text:style-name="Internet_20_link" text:visited-style-name="Visited_20_Internet_20_Link">https://coderpad.io/blog/development/the-complete-guide-to-regular-expressions-regex/</text:a></text:p>
        </text:list-item>
        <text:list-item>
          <text:p text:style-name="P21">Pretty wild ones are:</text:p>
          <text:list>
            <text:list-item>
              <text:p text:style-name="P24">\s <text:span text:style-name="T25">Any w</text:span>hitespace</text:p>
              <text:list>
                <text:list-item>
                  <text:p text:style-name="P25"><text:span text:style-name="T20">Equivalent</text:span><text:span text:style-name="T22"> to</text:span><text:span text:style-name="T23"> </text:span><text:span text:style-name="T24">[\r\n\t\f\v ]</text:span></text:p>
                </text:list-item>
              </text:list>
            </text:list-item>
            <text:list-item>
              <text:p text:style-name="P21">\w Any word char (upper, lower, 0-9, and _)</text:p>
              <text:list>
                <text:list-item>
                  <text:p text:style-name="P26">Equivalent to [a-zA-Z0-9_]</text:p>
                </text:list-item>
              </text:list>
            </text:list-item>
            <text:list-item>
              <text:p text:style-name="P21">\W Inverse of above</text:p>
              <text:list>
                <text:list-item>
                  <text:p text:style-name="P27">Equivalent to [<text:span text:style-name="T21">^</text:span>a-zA-Z0-9_]</text:p>
                </text:list-item>
              </text:list>
            </text:list-item>
          </text:list>
        </text:list-item>
      </text:list>
      <text:h text:style-name="P8" text:outline-level="3"><text:soft-page-break/>Word Boundaries</text:h>
      <text:list xml:id="list1646982693" text:style-name="L7">
        <text:list-item>
          <text:p text:style-name="P55"><text:span text:style-name="T32">Looks in between words and spaces, </text:span><text:span text:style-name="T9">not the spaces themselves</text:span><text:span text:style-name="T32">.</text:span></text:p>
        </text:list-item>
        <text:list-item>
          <text:p text:style-name="P56">ONLY looks for in between of \w</text:p>
          <text:list>
            <text:list-item>
              <text:p text:style-name="P56">Will not look between things like $#^</text:p>
            </text:list-item>
          </text:list>
        </text:list-item>
        <text:list-item>
          <text:p text:style-name="P53">By itself matches between words (between \w so numbers, letters, and _)</text:p>
        </text:list-item>
        <text:list-item>
          <text:p text:style-name="P54">If have two non-words will NOT match between them like .:</text:p>
        </text:list-item>
        <text:list-item>
          <text:p text:style-name="P52">Use \b at beginning, end, or both of a string.</text:p>
        </text:list-item>
        <text:list-item>
          <text:p text:style-name="P52">Used at both beginning and end will match the specific string</text:p>
          <text:list>
            <text:list-item>
              <text:p text:style-name="P52">\bTest\b</text:p>
              <text:list>
                <text:list-item>
                  <text:p text:style-name="P52">Will only match <text:span text:style-name="T3">Test</text:span>, will not match <text:span text:style-name="T3">Testing</text:span> or <text:span text:style-name="T3">ingTest </text:span><text:span text:style-name="T8">or TestTest</text:span></text:p>
                </text:list-item>
              </text:list>
            </text:list-item>
          </text:list>
        </text:list-item>
        <text:list-item>
          <text:p text:style-name="P52">At the beginning only, will match the string but not anything after it</text:p>
          <text:list>
            <text:list-item>
              <text:p text:style-name="P52">\bTest</text:p>
              <text:list>
                <text:list-item>
                  <text:p text:style-name="P52">Will match <text:span text:style-name="T3">Test</text:span> or <text:span text:style-name="T3">Testing</text:span> but not <text:span text:style-name="T3">ingTest</text:span></text:p>
                </text:list-item>
              </text:list>
            </text:list-item>
          </text:list>
        </text:list-item>
        <text:list-item>
          <text:p text:style-name="P52">At the end only, will match the string but not anything before it</text:p>
          <text:list>
            <text:list-item>
              <text:p text:style-name="P52">Test\b</text:p>
              <text:list>
                <text:list-item>
                  <text:p text:style-name="P52">Will match <text:span text:style-name="T3">Test</text:span> or <text:span text:style-name="T3">ingTest</text:span> but not <text:span text:style-name="T3">Testing</text:span></text:p>
                </text:list-item>
              </text:list>
            </text:list-item>
          </text:list>
        </text:list-item>
        <text:list-item>
          <text:p text:style-name="P57">\<text:span text:style-name="T33">B Inverse of </text:span>\b<text:span text:style-name="T33">. <text:s/>In the string “Hello World <text:s text:c="2"/>How <text:s/>?”</text:span></text:p>
          <text:list>
            <text:list-item>
              <text:list>
                <text:list-item>
                  <text:p text:style-name="P23">(notice that each does not match ? <text:span text:style-name="T12">Char</text:span>)</text:p>
                  <text:list>
                    <text:list-item>
                      <text:p text:style-name="P29">Not sure the last \b really does anything for these examples</text:p>
                    </text:list-item>
                  </text:list>
                </text:list-item>
                <text:list-item>
                  <text:p text:style-name="P23">\B\w+\B matches “ell” “orl” “o”</text:p>
                </text:list-item>
                <text:list-item>
                  <text:p text:style-name="P23">\b\w+\B matches “Hell” “World” “Ho”</text:p>
                </text:list-item>
                <text:list-item>
                  <text:p text:style-name="P23">\b\w+\b matches “Hello” “World” “How”</text:p>
                </text:list-item>
                <text:list-item>
                  <text:p text:style-name="P29">\b\w+\b\s\? matches </text:p>
                </text:list-item>
              </text:list>
            </text:list-item>
            <text:list-item>
              <text:p text:style-name="P31">^\w+ Matches the first word in a sentence</text:p>
            </text:list-item>
          </text:list>
        </text:list-item>
        <text:list-item>
          <text:p text:style-name="P31">\w+$ Matches the last word in a sentence</text:p>
        </text:list-item>
      </text:list>
      <text:p text:style-name="P33"/>
      <text:p text:style-name="P33"/>
      <text:h text:style-name="P6" text:outline-level="3">Pattern Collections</text:h>
      <text:list xml:id="list1410510097" text:style-name="L4">
        <text:list-item>
          <text:p text:style-name="P32">[^abc] – Any pattern that does not have a, b, or c</text:p>
        </text:list-item>
        <text:list-item>
          <text:p text:style-name="P34">[a-z0-9] – Can combine the patterns into one</text:p>
        </text:list-item>
      </text:list>
      <text:p text:style-name="P4"/>
      <text:h text:style-name="P7" text:outline-level="3"><text:soft-page-break/>Capture Groups</text:h>
      <text:list xml:id="list3113315938" text:style-name="L5">
        <text:list-item>
          <text:p text:style-name="P35">Specify a pattern more than once. (NOTE: most examples are too easy, for a good on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6">([a-z]\d){3}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T14">Means to match what’s in the parens three times </text:span><text:span text:style-name="T16">so:</text:span></text:p>
              <text:list>
                <text:list-item>
                  <text:p text:style-name="P37"><text:span text:style-name="T16">a</text:span><text:span text:style-name="T14">1b2c3 matches</text:span></text:p>
                </text:list-item>
              </text:list>
            </text:list-item>
            <text:list-item>
              <text:p text:style-name="P36"><text:span text:style-name="T14">Could have specified </text:span>[a-z]\d[a-z]\d[a-z]\d<text:span text:style-name="T14"> but group is easier</text:span></text:p>
            </text:list-item>
            <text:list-item>
              <text:p text:style-name="P36"><text:span text:style-name="T14">Note that just doing </text:span>[a-z]\d{3}<text:span text:style-name="T14"> would only match three numbers like “a123”</text:span></text:p>
            </text:list-item>
          </text:list>
        </text:list-item>
        <text:list-item>
          <text:p text:style-name="P41">Can use same rules as regular regex like ? + * {}</text:p>
          <text:p text:style-name="P41"><text:span text:style-name="T26"><text:tab/><text:tab/><text:tab/><text:tab/></text:span><text:span text:style-name="T7">(abc)+</text:span></text:p>
          <text:list>
            <text:list-item>
              <text:p text:style-name="P42">Matches abc one or more times <text:span text:style-name="T30">HOWEVER, a repeated capture group will only match the last iteration so:</text:span></text:p>
            </text:list-item>
          </text:list>
        </text:list-item>
      </text:list>
      <text:p text:style-name="P43"><text:tab/><text:tab/><text:span text:style-name="T30">(abc) will </text:span><text:span text:style-name="T31">capture</text:span><text:span text:style-name="T30"> each group of abcabcabc but (abc)+ will </text:span><text:span text:style-name="T31">match</text:span><text:span text:style-name="T30"> abcacb but only the last abc will be </text:span><text:span text:style-name="T31">captured</text:span></text:p>
      <text:h text:style-name="P9" text:outline-level="5">Backreferences</text:h>
      <text:list xml:id="list72942948756902" text:continue-numbering="true" text:style-name="L5">
        <text:list-item>
          <text:p text:style-name="P51">Matches entire string then right after that whatever group denoted by \1 <text:s/>\2 etc</text:p>
          <text:list>
            <text:list-item>
              <text:p text:style-name="P40">(\d{2})-(\d{3})\1 <text:span text:style-name="T29">matches 11-12311 or (\d{2})-(\d{3})\1\1 matches 11-1231111</text:span></text:p>
            </text:list-item>
          </text:list>
        </text:list-item>
        <text:list-item>
          <text:p text:style-name="P44">Reference AND reuse same text captured by a capture group within the same regex. Powerful way to search for repeated patterns. <text:s/>Useful for finding duplicates like words.</text:p>
        </text:list-item>
        <text:list-item>
          <text:p text:style-name="P50">Can combine multiples to match more than once like \1\1 or \1\2</text:p>
        </text:list-item>
        <text:list-item>
          <text:p text:style-name="P45"><text:span text:style-name="T26">Backreference used</text:span> \1 for referencing the first capture group \2 for the second etc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8">(a|b|c)\1(5)\2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Matches <text:span text:style-name="T26">aa55, bb55, c55</text:span></text:p>
            </text:list-item>
            <text:list-item>
              <text:p text:style-name="P44">does NOT match a55, aa5, etc.</text:p>
            </text:list-item>
          </text:list>
        </text:list-item>
      </text:list>
      <text:p text:style-name="P39"/>
      <text:list xml:id="list72943182465326" text:continue-numbering="true" text:style-name="L5">
        <text:list-item>
          <text:p text:style-name="P49">(\d{2})-(\d{<text:span text:style-name="T28">3</text:span>})\1 matches <text:span text:style-name="T28">because first 11 is repeated after the first full expression</text:span>:</text:p>
          <text:list>
            <text:list-item>
              <text:p text:style-name="P49">11-1231111</text:p>
            </text:list-item>
            <text:list-item>
              <text:p text:style-name="P49">11-1231111-12311</text:p>
            </text:list-item>
          </text:list>
        </text:list-item>
        <text:list-item>
          <text:p text:style-name="P49">(\d{2})-(\d{<text:span text:style-name="T28">3</text:span>})\2 matches <text:span text:style-name="T28">because the 123 is repeated after the first full expression</text:span>:</text:p>
          <text:list>
            <text:list-item>
              <text:p text:style-name="P49">11-123123</text:p>
            </text:list-item>
            <text:list-item>
              <text:p text:style-name="P49">11-12312311-123123</text:p>
            </text:list-item>
          </text:list>
        </text:list-item>
        <text:list-item>
          <text:p text:style-name="P49">(\d{2})-(\d{<text:span text:style-name="T28">2</text:span>})-<text:span text:style-name="T28">(\d{3})</text:span>\3 matches <text:span text:style-name="T28">because the last 4 is matched after the first full expression</text:span>:</text:p>
          <text:list>
            <text:list-item>
              <text:p text:style-name="P49">11-15-19711971</text:p>
            </text:list-item>
            <text:list-item>
              <text:p text:style-name="P49"><text:soft-page-break/>11-15-1971197111-15-19711971</text:p>
            </text:list-item>
          </text:list>
        </text:list-item>
      </text:list>
      <text:p text:style-name="P39"/>
      <text:h text:style-name="P10" text:outline-level="5">Non-capturing Groups</text:h>
      <text:list xml:id="list3014474045" text:style-name="L6">
        <text:list-item>
          <text:p text:style-name="P47">Will NOT be able to refer to it in a pattern.</text:p>
        </text:list-item>
        <text:list-item>
          <text:p text:style-name="P47">Only have to use <text:span text:style-name="T3">?: </text:span><text:span text:style-name="T14"><text:s/>to make it non-capture group.</text:span></text:p>
        </text:list-item>
        <text:list-item>
          <text:p text:style-name="P4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ource Code Pro" svg:font-family="'Source Code Pro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05:06:29.089215393</meta:creation-date>
    <meta:generator>LibreOffice/7.0.4.2$Linux_X86_64 LibreOffice_project/00$Build-2</meta:generator>
    <dc:date>2025-10-04T07:29:42.560752850</dc:date>
    <meta:editing-duration>P17DT16M31S</meta:editing-duration>
    <meta:editing-cycles>72</meta:editing-cycles>
    <meta:document-statistic meta:table-count="0" meta:image-count="0" meta:object-count="0" meta:page-count="4" meta:paragraph-count="89" meta:word-count="742" meta:character-count="3954" meta:non-whitespace-character-count="3353"/>
  </office:meta>
</office:document-meta>
</file>